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39995" officeooo:paragraph-rsid="00139995"/>
    </style:style>
    <style:style style:name="P2" style:family="paragraph" style:parent-style-name="Standard">
      <style:text-properties officeooo:rsid="0014bbc1" officeooo:paragraph-rsid="0014bbc1"/>
    </style:style>
    <style:style style:name="P3" style:family="paragraph" style:parent-style-name="Standard">
      <style:text-properties officeooo:rsid="00169530" officeooo:paragraph-rsid="00169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组</text:p>
      <text:p text:style-name="P1">队列</text:p>
      <text:p text:style-name="P1">栈</text:p>
      <text:p text:style-name="P1"/>
      <text:p text:style-name="P3">树</text:p>
      <text:p text:style-name="P1">遍历二叉树</text:p>
      <text:p text:style-name="P1">先序遍历</text:p>
      <text:p text:style-name="P1">中序遍历</text:p>
      <text:p text:style-name="P1">后序遍历</text:p>
      <text:p text:style-name="P1">层次遍历</text:p>
      <text:p text:style-name="P1"/>
      <text:p text:style-name="P2">图</text:p>
      <text:p text:style-name="P2">邻接表</text:p>
      <text:p text:style-name="P2">邻接矩阵</text:p>
      <text:p text:style-name="P2">深度优先搜索</text:p>
      <text:p text:style-name="P2">广度优先搜索</text:p>
      <text:p text:style-name="P2">最小生成树</text:p>
      <text:p text:style-name="P2">最短路径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8:07:43.403000000</meta:creation-date>
    <meta:generator>LibreOffice/4.3.6.2$Windows_x86 LibreOffice_project/d50a87b2e514536ed401c18000dad4660b6a169e</meta:generator>
    <dc:date>2015-07-24T19:14:02.926000000</dc:date>
    <meta:editing-duration>PT23M30S</meta:editing-duration>
    <meta:editing-cycles>3</meta:editing-cycles>
    <meta:document-statistic meta:table-count="0" meta:image-count="0" meta:object-count="0" meta:page-count="1" meta:paragraph-count="16" meta:word-count="56" meta:character-count="56" meta:non-whitespace-character-count="56"/>
  </office:meta>
</office:document-meta>
</file>